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3e497b" officeooo:paragraph-rsid="003e497b"/>
    </style:style>
    <style:style style:name="P5" style:family="paragraph" style:parent-style-name="Standard">
      <style:text-properties style:font-name="DejaVu Sans Mono" fo:font-size="10pt" fo:font-weight="bold" officeooo:rsid="004940b3" officeooo:paragraph-rsid="004940b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" fo:font-size="10pt" fo:font-weight="bold" officeooo:rsid="004a9980" officeooo:paragraph-rsid="004a998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4a9980" officeooo:paragraph-rsid="004d49f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rsid="0044650a" officeooo:paragraph-rsid="004940b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525fbe" officeooo:paragraph-rsid="00525fb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549522" officeooo:paragraph-rsid="0054952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0a83e" officeooo:paragraph-rsid="0055ba4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58d8f2" officeooo:paragraph-rsid="0058d8f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 Mono" fo:font-size="10pt" fo:font-weight="bold" officeooo:rsid="005d9358" officeooo:paragraph-rsid="005d935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 Mono" fo:font-size="10pt" style:text-underline-style="none" fo:font-weight="bold" officeooo:rsid="0050a83e" officeooo:paragraph-rsid="0055ba48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officeooo:rsid="004d49f0" officeooo:paragraph-rsid="004d49f0"/>
    </style:style>
    <style:style style:name="P16" style:family="paragraph" style:parent-style-name="Standard">
      <style:text-properties style:font-name="DejaVu Sans Mono" officeooo:rsid="004d49f0" officeooo:paragraph-rsid="0063bcef"/>
    </style:style>
    <style:style style:name="P17" style:family="paragraph" style:parent-style-name="Standard">
      <style:text-properties style:font-name="DejaVu Sans Mono" officeooo:rsid="004d49f0" officeooo:paragraph-rsid="0065009a"/>
    </style:style>
    <style:style style:name="P18" style:family="paragraph" style:parent-style-name="Standard">
      <style:text-properties style:font-name="DejaVu Sans Mono" officeooo:rsid="004d49f0" officeooo:paragraph-rsid="00687623"/>
    </style:style>
    <style:style style:name="P19" style:family="paragraph" style:parent-style-name="Standard">
      <style:text-properties style:font-name="DejaVu Sans Mono" style:text-underline-style="none" officeooo:rsid="0056cde4" officeooo:paragraph-rsid="0056cde4"/>
    </style:style>
    <style:style style:name="P20" style:family="paragraph" style:parent-style-name="Standard">
      <style:text-properties style:font-name="DejaVu Sans Mono" style:text-underline-style="none" officeooo:rsid="0056cde4" officeooo:paragraph-rsid="005ac92a"/>
    </style:style>
    <style:style style:name="P21" style:family="paragraph" style:parent-style-name="Standard">
      <style:text-properties style:font-name="DejaVu Sans Mono" fo:font-size="9pt" style:text-underline-style="none" fo:font-weight="bold" officeooo:rsid="0058d8f2" officeooo:paragraph-rsid="0058d8f2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Liberation Sans1" style:text-underline-style="none" officeooo:rsid="00475c00" officeooo:paragraph-rsid="00475c00"/>
    </style:style>
    <style:style style:name="P23" style:family="paragraph" style:parent-style-name="Standard">
      <style:text-properties style:font-name="Liberation Sans1" style:text-underline-style="none" officeooo:rsid="00549522" officeooo:paragraph-rsid="00549522"/>
    </style:style>
    <style:style style:name="P24" style:family="paragraph" style:parent-style-name="Standard">
      <style:text-properties style:font-name="Liberation Sans1" style:text-underline-style="none" officeooo:rsid="0058d8f2" officeooo:paragraph-rsid="0058d8f2"/>
    </style:style>
    <style:style style:name="P25" style:family="paragraph" style:parent-style-name="Standard">
      <style:text-properties officeooo:rsid="0056cde4" officeooo:paragraph-rsid="0056cde4"/>
    </style:style>
    <style:style style:name="P26" style:family="paragraph" style:parent-style-name="Standard">
      <style:text-properties officeooo:rsid="005ac92a" officeooo:paragraph-rsid="005ac92a"/>
    </style:style>
    <style:style style:name="P27" style:family="paragraph" style:parent-style-name="Standard">
      <style:text-properties officeooo:paragraph-rsid="005ac92a"/>
    </style:style>
    <style:style style:name="P28" style:family="paragraph" style:parent-style-name="Standard">
      <style:text-properties officeooo:rsid="006a2477" officeooo:paragraph-rsid="006a2477"/>
    </style:style>
    <style:style style:name="P29" style:family="paragraph" style:parent-style-name="Text_20_body">
      <style:text-properties style:font-name="Linux Libertine O"/>
    </style:style>
    <style:style style:name="P30" style:family="paragraph" style:parent-style-name="Text_20_body">
      <style:text-properties style:font-name="Linux Libertine O" officeooo:paragraph-rsid="004940b3"/>
    </style:style>
    <style:style style:name="P31" style:family="paragraph" style:parent-style-name="Text_20_body">
      <style:text-properties style:font-name="Linux Libertine O" style:text-underline-style="solid" style:text-underline-width="auto" style:text-underline-color="font-color"/>
    </style:style>
    <style:style style:name="P32" style:family="paragraph" style:parent-style-name="Text_20_body">
      <style:text-properties style:font-name="Linux Libertine O" officeooo:rsid="004940b3" officeooo:paragraph-rsid="004940b3"/>
    </style:style>
    <style:style style:name="P33" style:family="paragraph" style:parent-style-name="Text_20_body">
      <style:text-properties style:font-name="Linux Libertine O" style:text-underline-style="none" officeooo:rsid="004940b3" officeooo:paragraph-rsid="004940b3"/>
    </style:style>
    <style:style style:name="P34" style:family="paragraph" style:parent-style-name="Text_20_body">
      <style:text-properties style:font-name="Linux Libertine O" style:text-underline-style="none" officeooo:rsid="004940b3" officeooo:paragraph-rsid="004d49f0"/>
    </style:style>
    <style:style style:name="P35" style:family="paragraph" style:parent-style-name="Text_20_body">
      <style:text-properties style:font-name="Linux Libertine O" style:text-underline-style="none" officeooo:rsid="004940b3" officeooo:paragraph-rsid="00525fbe"/>
    </style:style>
    <style:style style:name="P36" style:family="paragraph" style:parent-style-name="Text_20_body">
      <style:text-properties style:font-name="Linux Libertine O" style:text-underline-style="none" officeooo:rsid="004940b3" officeooo:paragraph-rsid="00549522"/>
    </style:style>
    <style:style style:name="P37" style:family="paragraph" style:parent-style-name="Text_20_body">
      <style:text-properties style:font-name="Linux Libertine O" style:text-underline-style="none" officeooo:rsid="004940b3" officeooo:paragraph-rsid="0055ba48"/>
    </style:style>
    <style:style style:name="P38" style:family="paragraph" style:parent-style-name="Text_20_body">
      <style:text-properties style:font-name="Linux Libertine O" style:text-underline-style="none" officeooo:rsid="004940b3" officeooo:paragraph-rsid="0058d8f2"/>
    </style:style>
    <style:style style:name="P39" style:family="paragraph" style:parent-style-name="Text_20_body">
      <style:text-properties style:font-name="Linux Libertine O" style:text-underline-style="none" officeooo:rsid="0058d8f2" officeooo:paragraph-rsid="0058d8f2"/>
    </style:style>
    <style:style style:name="P40" style:family="paragraph" style:parent-style-name="Text_20_body">
      <style:text-properties style:font-name="Linux Libertine O" officeooo:rsid="004d49f0" officeooo:paragraph-rsid="004d49f0"/>
    </style:style>
    <style:style style:name="P41" style:family="paragraph" style:parent-style-name="Text_20_body">
      <style:text-properties style:font-name="Linux Libertine O" officeooo:rsid="004d49f0" officeooo:paragraph-rsid="00525fbe"/>
    </style:style>
    <style:style style:name="P42" style:family="paragraph" style:parent-style-name="Text_20_body">
      <style:text-properties style:font-name="Linux Libertine O" officeooo:rsid="0050a83e" officeooo:paragraph-rsid="0055ba48"/>
    </style:style>
    <style:style style:name="P43" style:family="paragraph" style:parent-style-name="Text_20_body">
      <style:text-properties style:font-name="Linux Libertine O" officeooo:rsid="0058d8f2" officeooo:paragraph-rsid="0058d8f2"/>
    </style:style>
    <style:style style:name="P44" style:family="paragraph" style:parent-style-name="Text_20_body">
      <style:text-properties style:font-name="Linux Libertine O" officeooo:rsid="005ac92a" officeooo:paragraph-rsid="005ac92a"/>
    </style:style>
    <style:style style:name="P45" style:family="paragraph" style:parent-style-name="Text_20_body">
      <style:text-properties style:font-name="Linux Libertine O" officeooo:rsid="0063bcef" officeooo:paragraph-rsid="0063bcef"/>
    </style:style>
    <style:style style:name="P46" style:family="paragraph" style:parent-style-name="Text_20_body">
      <style:text-properties style:font-name="DejaVu Sans Mono" fo:font-size="10pt" style:text-underline-style="solid" style:text-underline-width="auto" style:text-underline-color="font-color" fo:font-weight="bold" officeooo:rsid="004a9980" officeooo:paragraph-rsid="00525fbe" style:font-size-asian="10pt" style:font-weight-asian="bold" style:font-size-complex="10pt" style:font-weight-complex="bold"/>
    </style:style>
    <style:style style:name="P47" style:family="paragraph" style:parent-style-name="Text_20_body">
      <style:text-properties style:font-name="DejaVu Sans Mono" fo:font-size="10pt" style:text-underline-style="none" fo:font-weight="bold" officeooo:rsid="0050a83e" officeooo:paragraph-rsid="00549522" style:font-size-asian="10pt" style:font-weight-asian="bold" style:font-size-complex="10pt" style:font-weight-complex="bold"/>
    </style:style>
    <style:style style:name="P48" style:family="paragraph" style:parent-style-name="Heading_20_2">
      <style:text-properties style:font-name="Liberation Sans1" style:text-underline-style="none" officeooo:rsid="0046b249" officeooo:paragraph-rsid="00475c00"/>
    </style:style>
    <style:style style:name="P49" style:family="paragraph" style:parent-style-name="Heading_20_2">
      <style:text-properties style:font-name="Liberation Sans1" style:text-underline-style="none" officeooo:rsid="004940b3" officeooo:paragraph-rsid="004940b3"/>
    </style:style>
    <style:style style:name="P50" style:family="paragraph" style:parent-style-name="Standard">
      <style:text-properties style:font-name="DejaVu Sans Mono" fo:font-size="10pt" fo:font-weight="bold" officeooo:rsid="003e497b" officeooo:paragraph-rsid="0073288c" style:font-size-asian="10pt" style:font-weight-asian="bold" style:font-size-complex="10pt" style:font-weight-complex="bold"/>
    </style:style>
    <style:style style:name="P51" style:family="paragraph" style:parent-style-name="Text_20_body">
      <style:text-properties style:font-name="Linux Libertine O" officeooo:rsid="0063bcef" officeooo:paragraph-rsid="0063bcef"/>
    </style:style>
    <style:style style:name="P52" style:family="paragraph" style:parent-style-name="Text_20_body">
      <style:text-properties style:font-name="Linux Libertine O" officeooo:rsid="0065009a" officeooo:paragraph-rsid="0065009a"/>
    </style:style>
    <style:style style:name="P53" style:family="paragraph" style:parent-style-name="Text_20_body">
      <style:text-properties style:font-name="Linux Libertine O" officeooo:rsid="004d49f0" officeooo:paragraph-rsid="00549522"/>
    </style:style>
    <style:style style:name="P54" style:family="paragraph" style:parent-style-name="Text_20_body">
      <style:paragraph-properties fo:break-before="page"/>
      <style:text-properties style:font-name="Linux Libertine O" officeooo:rsid="004d49f0" officeooo:paragraph-rsid="00549522"/>
    </style:style>
    <style:style style:name="P55" style:family="paragraph" style:parent-style-name="Heading_20_1" style:master-page-name="Standard">
      <style:paragraph-properties style:page-number="auto"/>
      <style:text-properties officeooo:rsid="0044650a" officeooo:paragraph-rsid="0044650a"/>
    </style:style>
    <style:style style:name="T1" style:family="text">
      <style:text-properties officeooo:rsid="00167c96"/>
    </style:style>
    <style:style style:name="T2" style:family="text">
      <style:text-properties officeooo:rsid="0044fbce"/>
    </style:style>
    <style:style style:name="T3" style:family="text">
      <style:text-properties officeooo:rsid="0044650a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67cbfa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46b249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6ddd18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75c00"/>
    </style:style>
    <style:style style:name="T11" style:family="text">
      <style:text-properties style:font-name="DejaVu Sans Mono" fo:font-size="10pt" style:text-underline-style="none" fo:font-weight="bold" officeooo:rsid="00549522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style:text-underline-style="none" fo:font-weight="bold" officeooo:rsid="0056cde4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10pt" style:text-underline-style="none" fo:font-weight="bold" officeooo:rsid="005ac92a" style:font-size-asian="10pt" style:font-weight-asian="bold" style:font-size-complex="10pt" style:font-weight-complex="bold"/>
    </style:style>
    <style:style style:name="T14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3e497b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525fbe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a9980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4fd665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49522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ac92a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5d9358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63bcef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65009a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687623" style:font-size-asian="10pt" style:font-weight-asian="bold" style:font-size-complex="10pt" style:font-weight-complex="bold"/>
    </style:style>
    <style:style style:name="T26" style:family="text">
      <style:text-properties officeooo:rsid="004a9980"/>
    </style:style>
    <style:style style:name="T27" style:family="text">
      <style:text-properties officeooo:rsid="004b92c3"/>
    </style:style>
    <style:style style:name="T28" style:family="text">
      <style:text-properties officeooo:rsid="00525fbe"/>
    </style:style>
    <style:style style:name="T29" style:family="text">
      <style:text-properties officeooo:rsid="0057d463"/>
    </style:style>
    <style:style style:name="T30" style:family="text">
      <style:text-properties officeooo:rsid="005ac92a"/>
    </style:style>
    <style:style style:name="T31" style:family="text">
      <style:text-properties officeooo:rsid="005d9358"/>
    </style:style>
    <style:style style:name="T32" style:family="text">
      <style:text-properties officeooo:rsid="006658ca"/>
    </style:style>
    <style:style style:name="T33" style:family="text">
      <style:text-properties officeooo:rsid="006ddd18"/>
    </style:style>
    <style:style style:name="T34" style:family="text">
      <style:text-properties officeooo:rsid="006f7d91"/>
    </style:style>
    <style:style style:name="T35" style:family="text">
      <style:text-properties officeooo:rsid="0073288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Utilizando Vagrant</text:h>
      <text:p text:style-name="Heading_20_2">Preparar el entorno de trabajo</text:p>
      <text:p text:style-name="P4">Instalar <text:span text:style-name="T3">Vagrant</text:span>, en debian/ubuntu <text:span text:style-name="T33">de acuerdo a la bitácora en el sitio de la cátedra.</text:span></text:p>
      <text:p text:style-name="P48">Creamos un <text:span text:style-name="T10">directorio de trabajo y un </text:span>Vagrant<text:span text:style-name="T30">file</text:span></text:p>
      <text:p text:style-name="P29">Creamos un di<text:span text:style-name="T33">r</text:span>ectorio de trabajo y un Vagrant<text:span text:style-name="T29">f</text:span>ile:</text:p>
      <text:p text:style-name="P29"/>
      <text:p text:style-name="P8">mkdir vagrant-nginx-201<text:span text:style-name="T33">8</text:span></text:p>
      <text:p text:style-name="P5">cd <text:span text:style-name="T3">vagrant-nginx-2018</text:span></text:p>
      <text:p text:style-name="P5">vagrant init ubuntu/trusty64</text:p>
      <text:p text:style-name="P49">Ajustamos el <text:span text:style-name="T30">V</text:span>agrant<text:span text:style-name="T30">f</text:span>ile por defecto</text:p>
      <text:p text:style-name="P32">Quitamos todas las líneas comentadas con <text:span text:style-name="T14">#</text:span>, ajustando sólo la que comienza con <text:span text:style-name="T15">config.vm.box_url</text:span> :</text:p>
      <text:p text:style-name="P30"/>
      <text:p text:style-name="P50">config.vm.box_url = "<text:span text:style-name="T35">https://vagrantcloud.com/ubuntu/boxes/trusty64/versions/20180410.0.0/providers/virtualbox.box</text:span>"</text:p>
      <text:p text:style-name="P30"/>
      <text:p text:style-name="P33">Ajusta<text:span text:style-name="T26">mos la configuración del provider virtualbox:</text:span></text:p>
      <text:p text:style-name="P33"/>
      <text:p text:style-name="P6"># Configuración específica para el provider virtualbox</text:p>
      <text:p text:style-name="P6"><text:s text:c="2"/>config.vm.provider "virtualbox" do |v|</text:p>
      <text:p text:style-name="P6"><text:s text:c="6"/>v.name = "Vagrant con Nginx - <text:span text:style-name="T32">2018</text:span>"</text:p>
      <text:p text:style-name="P6"><text:s text:c="6"/>v.customize ["modifyvm", :id, "--memory", "<text:span text:style-name="T27">512</text:span>"]</text:p>
      <text:p text:style-name="P6"><text:s text:c="2"/>end</text:p>
      <text:p text:style-name="P31"/>
      <text:p text:style-name="P40">Definimos el provisioning de la máquina mediante shell script:</text:p>
      <text:p text:style-name="P34"/>
      <text:p text:style-name="P7"># Configuranmos el provisioning mediante shell script</text:p>
      <text:p text:style-name="P7"><text:s text:c="2"/>config.vm.provision "shell" do |s|</text:p>
      <text:p text:style-name="P15"><text:span text:style-name="T18"><text:s text:c="6"/>s.path </text:span><text:span text:style-name="T19">= </text:span><text:span text:style-name="T18">"provision/setup.sh"</text:span></text:p>
      <text:p text:style-name="P7"><text:s text:c="2"/>end</text:p>
      <text:p text:style-name="P46"/>
      <text:p text:style-name="P41"><text:span text:style-name="T28">Creamos el shell script de provisioning en la carpeta </text:span><text:span text:style-name="T16">provision</text:span><text:span text:style-name="T28"> con el nombre </text:span><text:span text:style-name="T16">setup.sh</text:span><text:span text:style-name="T28"> y el siguiente contenido </text:span>:</text:p>
      <text:p text:style-name="P35"/>
      <text:p text:style-name="P9">echo "Provisioning virtual machine..."</text:p>
      <text:p text:style-name="P9">echo "Actualizando lista de paquetes"</text:p>
      <text:p text:style-name="P9">apt-get update</text:p>
      <text:p text:style-name="P9">echo "Instalando Git"</text:p>
      <text:p text:style-name="P9">apt-get install git -y <text:s/></text:p>
      <text:p text:style-name="P9">echo "Instalando Nginx"</text:p>
      <text:p text:style-name="P9">apt-get install nginx -y </text:p>
      <text:p text:style-name="P47"/>
      <text:p text:style-name="P53"/>
      <text:p text:style-name="P54"><text:span text:style-name="T28">Configuramos la redirección de puertos redirigiendo el puerto 8080 del host al 80 del guest </text:span>:</text:p>
      <text:p text:style-name="P36"/>
      <text:p text:style-name="P10"># Configuramos la redirección del puerto 80 de la máquina virtual al <text:line-break/># 8080 del host</text:p>
      <text:p text:style-name="P10"><text:s/>config.vm.network :forwarded_port, guest: 80, host: 8080, auto_correct: true</text:p>
      <text:p text:style-name="Heading_20_2">Levantamos la maquina virtual</text:p>
      <text:p text:style-name="P25">Levantamos la máquina virtual mediante el comando:</text:p>
      <text:p text:style-name="P19"><text:span text:style-name="T20">v</text:span><text:span text:style-name="T17">agrant up</text:span></text:p>
      <text:p text:style-name="P22"/>
      <text:p text:style-name="P26">Para ingresar a la máquina virtual utilizamos:</text:p>
      <text:p text:style-name="P27"><text:span text:style-name="T11">v</text:span><text:span text:style-name="T12">agrant </text:span><text:span text:style-name="T13">ssh</text:span></text:p>
      <text:p text:style-name="Heading_20_2">Configuramos un Nginx con PHP y MySQL</text:p>
      <text:p text:style-name="P26">Detenemos la máquina virtual en caso de que esté corriendo con:</text:p>
      <text:p text:style-name="P20"><text:span text:style-name="T20">v</text:span><text:span text:style-name="T17">agrant </text:span><text:span text:style-name="T21">halt</text:span></text:p>
      <text:p text:style-name="P22"/>
      <text:p text:style-name="P42">Configuramos el directorio del <text:span text:style-name="T29">V</text:span>agrant<text:span text:style-name="T29">f</text:span>ile para que sea accesible desde la VM</text:p>
      <text:p text:style-name="P37"/>
      <text:p text:style-name="P11"># Configuramos que el subirectorio ./ en el host que esté mapeado </text:p>
      <text:p text:style-name="P11"># al /var/www de la máquina virtual</text:p>
      <text:p text:style-name="P14">config.vm.synced_folder "./", "/var/www", create: true, group: "www-data", owner: "www-data"</text:p>
      <text:p text:style-name="P23"/>
      <text:p text:style-name="P39">Agregamos el archivo para el vhost nginx en <text:s/><text:span text:style-name="T14">provision/config/nginx_vhost</text:span> con:</text:p>
      <text:p text:style-name="P21">server {</text:p>
      <text:p text:style-name="P21"><text:s text:c="8"/>listen 80;</text:p>
      <text:p text:style-name="P21"><text:s text:c="8"/>server_name localhost;</text:p>
      <text:p text:style-name="P21"><text:s text:c="8"/></text:p>
      <text:p text:style-name="P21"><text:s text:c="8"/>root /var/www/src/;</text:p>
      <text:p text:style-name="P21"><text:s text:c="8"/>index index.php index.html;</text:p>
      <text:p text:style-name="P21"><text:s text:c="8"/></text:p>
      <text:p text:style-name="P21"><text:s text:c="8"/># Important for VirtualBox</text:p>
      <text:p text:style-name="P21"><text:s text:c="8"/>sendfile off;</text:p>
      <text:p text:style-name="P21"><text:s text:c="8"/></text:p>
      <text:p text:style-name="P21"><text:s text:c="8"/>location / {</text:p>
      <text:p text:style-name="P21"><text:s text:c="12"/>try_files $uri $uri/ =404;</text:p>
      <text:p text:style-name="P21"><text:s text:c="8"/>}</text:p>
      <text:p text:style-name="P21"><text:s text:c="8"/></text:p>
      <text:p text:style-name="P21"><text:s text:c="8"/>location ~* \.php {</text:p>
      <text:p text:style-name="P21"><text:s text:c="12"/>include fastcgi_params;</text:p>
      <text:p text:style-name="P21"><text:s text:c="12"/></text:p>
      <text:p text:style-name="P21"><text:s text:c="12"/>fastcgi_pass unix:/var/run/php5-fpm.sock;</text:p>
      <text:p text:style-name="P21"><text:s text:c="12"/>fastcgi_param SCRIPT_FILENAME $document_root$fastcgi_script_name;</text:p>
      <text:p text:style-name="P21"><text:s text:c="12"/>fastcgi_cache off;</text:p>
      <text:p text:style-name="P21"><text:s text:c="12"/>fastcgi_index index.php;</text:p>
      <text:p text:style-name="P21"><text:s text:c="8"/>}</text:p>
      <text:p text:style-name="P21">}</text:p>
      <text:p text:style-name="P24"><text:soft-page-break/></text:p>
      <text:p text:style-name="P43">Agregamos una página web vacía en <text:span text:style-name="T14">src/index.php</text:span> con:</text:p>
      <text:p text:style-name="P12"/>
      <text:p text:style-name="P12">&lt;?php echo "Hello World!"; ?&gt;</text:p>
      <text:p text:style-name="P43"/>
      <text:p text:style-name="P43">Agregamos la configuración de los servicios al archivo <text:span text:style-name="T14">setup.sh</text:span>:</text:p>
      <text:p text:style-name="P38"/>
      <text:p text:style-name="P12">echo "Configurando Nginx.."</text:p>
      <text:p text:style-name="P12">cp /var/www/provision/config/nginx_vhost /etc/nginx/sites-available/nginx_vhost &gt; /dev/null</text:p>
      <text:p text:style-name="P12">ln -s /etc/nginx/sites-available/nginx_vhost /etc/nginx/sites-enabled/</text:p>
      <text:p text:style-name="P12">rm -rf /etc/nginx/sites-available/default</text:p>
      <text:p text:style-name="P12">service nginx restart</text:p>
      <text:p text:style-name="P12"/>
      <text:p text:style-name="P12">echo "Instalando PHP..."</text:p>
      <text:p text:style-name="P12">apt-get install php5-common php5-cli php5-fpm -y</text:p>
      <text:p text:style-name="P12"><text:s text:c="4"/></text:p>
      <text:p text:style-name="P12">echo "Instalando extensiones PHP..."</text:p>
      <text:p text:style-name="P12">apt-get install curl php5-curl php5-gd php5-mcrypt php5-mysql -y</text:p>
      <text:p text:style-name="P12">service nginx restart</text:p>
      <text:p text:style-name="P12"/>
      <text:p text:style-name="P12">echo "Instalando MySQL..."</text:p>
      <text:p text:style-name="P12">apt-get install debconf-utils -y </text:p>
      <text:p text:style-name="P12">debconf-set-selections &lt;&lt;&lt; "mysql-server mysql-server/root_password password root"</text:p>
      <text:p text:style-name="P12">debconf-set-selections &lt;&lt;&lt; "mysql-server mysql-server/root_password_again password root"</text:p>
      <text:p text:style-name="P12">apt-get install mysql-server -y </text:p>
      <text:p text:style-name="P12"/>
      <text:p text:style-name="P44">Volvemos <text:span text:style-name="T31">a provisionar la máquina con:</text:span></text:p>
      <text:p text:style-name="P13">vagrant up --provision</text:p>
      <text:p text:style-name="P13"/>
      <text:p text:style-name="Heading_20_2">Otros comando útiles</text:p>
      <text:p text:style-name="P28">Para ver todos los comandos: <text:a xlink:type="simple" xlink:href="https://www.vagrantup.com/docs/cli/" text:style-name="Internet_20_link" text:visited-style-name="Visited_20_Internet_20_Link">https://www.vagrantup.com/docs/cli/</text:a> </text:p>
      <text:p text:style-name="P45"/>
      <text:p text:style-name="P45">Eliminar la máquina virtual:</text:p>
      <text:p text:style-name="P16"><text:span text:style-name="T22">vagrant </text:span><text:span text:style-name="T23">destroy</text:span></text:p>
      <text:p text:style-name="P45"><text:line-break/>Suspender/Reanudad la máquina virtual:</text:p>
      <text:p text:style-name="P16"><text:span text:style-name="T22">vagrant </text:span><text:span text:style-name="T23">suspend</text:span></text:p>
      <text:p text:style-name="P18"><text:span text:style-name="T22">vagrant </text:span><text:span text:style-name="T25">resume</text:span></text:p>
      <text:p text:style-name="P52"><text:line-break/>Ver el estado de la máquina virtual:</text:p>
      <text:p text:style-name="P17"><text:span text:style-name="T22">vagrant </text:span><text:span text:style-name="T24">status</text:span></text:p>
      <text:p text:style-name="P52"><text:line-break/>Ver los mapeos de puertos de la máquina virtual:</text:p>
      <text:p text:style-name="P17"><text:span text:style-name="T22">vagrant </text:span><text:span text:style-name="T24">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4fbce"/>
    </style:style>
    <style:style style:name="MT3" style:family="text">
      <style:text-properties officeooo:rsid="0044650a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67cbfa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6ddd1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5</text:span> - <text:span text:style-name="MT3">Utilizando Vagrant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5</dc:title>
    <dc:subject>Uso de Vagrant</dc:subject>
    <meta:initial-creator>Gabriel </meta:initial-creator>
    <meta:creation-date>2015-03-25T17:24:42.108309479</meta:creation-date>
    <dc:language>en-US</dc:language>
    <meta:editing-cycles>55</meta:editing-cycles>
    <meta:editing-duration>PT6H43M10S</meta:editing-duration>
    <dc:date>2018-04-18T13:13:26.950759090</dc:date>
    <meta:keyword>consolidacion tics virtualbox vagrant</meta:keyword>
    <meta:document-statistic meta:table-count="0" meta:image-count="0" meta:object-count="0" meta:page-count="3" meta:paragraph-count="104" meta:word-count="503" meta:character-count="4053" meta:non-whitespace-character-count="3411"/>
    <meta:user-defined meta:name="Info 1"/>
    <meta:user-defined meta:name="Info 2"/>
    <meta:user-defined meta:name="Info 3"/>
    <meta:user-defined meta:name="Info 4"/>
  </office:meta>
</office:document-meta>
</file>